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Żul feluś i jego dieta.:</text:p>
      <text:p text:style-name="Standard">Feluś pije truciznę, je mięso i nie choruje. Feluś to ludożerca myśliwy z mutacją która mu daje zdolności przetrwania bez tej mutacji będzie jak Emma. </text:p>
      <text:p text:style-name="Standard"/>
      <text:p text:style-name="Standard">Emma człowiek jej dieta.:</text:p>
      <text:p text:style-name="Standard">Emma je placki ze specjalnej mąki roślinnej z jabłkami i pije wodę wiele razy filtrowaną i UV ulepszoną w glinie trzymaną. Jak będzie jadła to co feluś to umrze bo nie ma mutacji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17T17:40:17.24</meta:creation-date>
    <meta:document-statistic meta:table-count="0" meta:image-count="0" meta:object-count="0" meta:page-count="1" meta:paragraph-count="4" meta:word-count="67" meta:character-count="380"/>
    <dc:date>2020-12-17T17:43:52.19</dc:date>
    <meta:editing-duration>PT3M36S</meta:editing-duration>
    <meta:editing-cycles>1</meta:editing-cycles>
    <meta:generator>OpenOffice/4.1.7$Win32 OpenOffice.org_project/417m1$Build-9800</meta:generator>
  </office:meta>
</office:document-meta>
</file>